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9daa1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9daa1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9daa1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9daa1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9daa1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9daa1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9daa1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9daa1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9daa1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9daa1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9daa1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9daa1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9daa1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9daa1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9daa1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9daa1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9daa1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Victoria Nathaly  Cabeza  Salmaeron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3/10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906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Santos Rafael Vargas Día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42428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21.08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71" meta:non-whitespace-character-count="1002"/>
    <meta:template xlink:type="simple" xlink:actuate="onRequest" xlink:title="Normal" xlink:href=""/>
  </office:meta>
</office:document-meta>
</file>